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 style:writing-mode="lr-tb"/>
    </style:style>
    <style:style style:name="P2" style:family="paragraph" style:parent-style-name="Preformatted_20_Text">
      <style:paragraph-properties fo:text-align="start" style:justify-single-word="false" style:writing-mode="lr-tb"/>
      <style:text-properties style:font-name="Calibri" style:text-underline-style="none" fo:font-weight="normal" style:font-weight-asian="normal" style:font-name-complex="Calibri1" style:font-weight-complex="normal"/>
    </style:style>
    <style:style style:name="P3" style:family="paragraph" style:parent-style-name="Preformatted_20_Text">
      <style:paragraph-properties fo:text-align="start" style:justify-single-word="false" style:writing-mode="lr-tb"/>
      <style:text-properties style:font-name="Calibri" style:text-underline-style="solid" style:text-underline-width="auto" style:text-underline-color="font-color" style:font-name-complex="Calibri1"/>
    </style:style>
    <style:style style:name="P4" style:family="paragraph" style:parent-style-name="Preformatted_20_Text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Calibri" fo:font-size="12pt" fo:font-style="normal" style:text-underline-style="none" fo:font-weight="normal" style:text-blinking="false" fo:background-color="#ffffff" style:font-weight-asian="normal" style:font-name-complex="Calibri1" style:font-weight-complex="normal"/>
    </style:style>
    <style:style style:name="P6" style:family="paragraph" style:parent-style-name="Text_20_body">
      <style:paragraph-properties fo:text-align="start" style:justify-single-word="false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style:text-blinking="false" fo:background-color="#ffffff" style:font-name-complex="Calibri1"/>
    </style:style>
    <style:style style:name="P7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paragraph-rsid="00033f47" style:text-blinking="false" fo:background-color="#ffffff"/>
    </style:style>
    <style:style style:name="P9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032d6e" officeooo:paragraph-rsid="00032d6e" style:text-blinking="false" fo:background-color="#ffffff"/>
    </style:style>
    <style:style style:name="P1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033f47" officeooo:paragraph-rsid="00033f47" style:text-blinking="false" fo:background-color="#ffffff"/>
    </style:style>
    <style:style style:name="P1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04499f" officeooo:paragraph-rsid="0004499f" style:text-blinking="false" fo:background-color="#ffffff"/>
    </style:style>
    <style:style style:name="P1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cccccc" loext:opacity="100%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13" style:family="paragraph" style:parent-style-name="Standard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style:text-blinking="false" fo:background-color="#ffffff"/>
    </style:style>
    <style:style style:name="P1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04499f" officeooo:paragraph-rsid="0004499f" style:text-blinking="false" fo:background-color="#ffffff"/>
    </style:style>
    <style:style style:name="P1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202124" loext:opacity="100%" style:text-line-through-style="none" style:text-line-through-type="none" style:font-name="Arial1" fo:font-size="12pt" fo:font-style="normal" style:text-underline-style="none" fo:font-weight="normal" officeooo:rsid="00033f47" officeooo:paragraph-rsid="00033f47" style:text-blinking="false" fo:background-color="#ffffff"/>
    </style:style>
    <style:style style:name="T1" style:family="text">
      <style:text-properties fo:color="#000000" loext:opacity="100%" fo:font-size="16pt" style:font-size-asian="16pt"/>
    </style:style>
    <style:style style:name="T2" style:family="text">
      <style:text-properties fo:color="#000000" loext:opacity="100%" fo:font-size="16pt" fo:font-weight="bold" style:font-size-asian="16pt" style:font-weight-asian="bold"/>
    </style:style>
    <style:style style:name="T3" style:family="text">
      <style:text-properties officeooo:rsid="00033f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tivation zu Open Source Software</text:p>
      <text:p text:style-name="P1"/>
      <text:p text:style-name="P3">Persönlicher Teil</text:p>
      <text:p text:style-name="P3"/>
      <text:p text:style-name="P3"/>
      <text:p text:style-name="P6"><text:bookmark text:name="docs-internal-guid-361ec1e1-7fff-e26e-3a37-137fef62bcb8"/>Weshalb haben wir unsere Präsentation open entwickelt?</text:p>
      <text:p text:style-name="P2">- Shared Knowledge<text:tab/>(Teilen wir unsere Recherche-Ergebnisse!)</text:p>
      <text:p text:style-name="P5">- Neues Lernen (Kann man einen Open Source Vortrag machen?)</text:p>
      <text:p text:style-name="P6"/>
      <text:p text:style-name="P7">Welchen Anreiz zur Nutzung haben wir damit erschaffen?</text:p>
      <text:p text:style-name="P7"/>
      <text:p text:style-name="P7">Anfang:</text:p>
      <text:p text:style-name="P7"/>
      <text:p text:style-name="P12">Was ist für uns Motivation? </text:p>
      <text:p text:style-name="P12"><text:tab/>Motivation nicht für jeden gleich</text:p>
      <text:p text:style-name="P12"><text:tab/>Jeder wird anders Motiviert </text:p>
      <text:p text:style-name="P12"><text:tab/>Geld nicht immer das Haupt-motiv</text:p>
      <text:p text:style-name="P12"><text:tab/>Das Arbeiten in einer Gruppe</text:p>
      <text:p text:style-name="P12"><text:tab/>Das erlernen und das fundieren des Wissen ein starker Punkt</text:p>
      <text:p text:style-name="P12"/>
      <text:p text:style-name="P12">Was ist unser Anreiz an Entwicklung OSS?</text:p>
      <text:p text:style-name="P12"><text:tab/>Das mitbringen von eigener Erfahrung und Wissen </text:p>
      <text:p text:style-name="P12"><text:tab/>Einen eigenen Beitrag dazu zu Leisten</text:p>
      <text:p text:style-name="P12"/>
      <text:p text:style-name="P12">Was ist unser Anreiz OSS zu verwenden?</text:p>
      <text:p text:style-name="P12"><text:tab/>Gratis</text:p>
      <text:p text:style-name="P12"><text:tab/>Es ist frei verwendbar und kann somit fast unbegrenzt gebraucht werden.</text:p>
      <text:p text:style-name="P12"/>
      <text:p text:style-name="P7"/>
      <text:p text:style-name="P7">Was haben wir gelernt/ unsere Erkenntnise?</text:p>
      <text:p text:style-name="P7"><text:tab/>Wie Unterschiedlich der Menschen </text:p>
      <text:p text:style-name="P7"><text:tab/>Wie einfach es ist ein OSS Projekt zu starten </text:p>
      <text:p text:style-name="P7"><text:tab/><text:tab/>Jedoch auch Tücken mit sich bringt</text:p>
      <text:p text:style-name="P7"/>
      <text:p text:style-name="P7"><text:tab/>«Es geht manchmal viel mehr darum sein Wissen und Kenntnisse ins Spiel zu brin <text:s/><text:tab/>gen und mit einem Team etwas auf die Beine zu stellen welches funktioniert und <text:tab/>hält.» Raphael </text:p>
      <text:p text:style-name="P7"><text:tab/>«wie einfach es eigentlich ist, selbst ein neues Open Source Projekt zu starten.» <text:tab/>Maurizio </text:p>
      <text:p text:style-name="P13"><text:soft-page-break/><text:span text:style-name="T1">«Wie verbreitet Open Source Software in Unternehmen und Behörden sind, war mir auch nicht bewusst.» </text:span><text:span text:style-name="T2">Thea</text:span></text:p>
      <text:p text:style-name="P13"/>
      <text:p text:style-name="P7"/>
      <text:p text:style-name="P7">Unsere Präsentation.</text:p>
      <text:p text:style-name="P7"><text:tab/>Unsere Präsentation war vollständig auf OSS basiert. Wir haben geschaut, dass <text:tab/>jegliche, Bearbeitung etc. Auf OSS basierend ist. Wir haben desweiteren unsere <text:tab/>Präsentation als OSS auf Github gestellt. </text:p>
      <text:p text:style-name="P7"><text:tab/>Uns hat die Frage intressiert. Wie arbeitet es sich an einem OSS und gibt es vlt je<text:tab/>mand der Mitschreibt? </text:p>
      <text:p text:style-name="P7"><text:tab/><text:tab/></text:p>
      <text:p text:style-name="P7"><text:tab/><text:tab/>unser Abschliessendes Fazit ist: </text:p>
      <text:p text:style-name="P7"><text:tab/><text:tab/><text:tab/>-Es gibt nützliche tools welche man verwenden kann und es gibt für ei<text:tab/><text:tab/><text:tab/>gentlich alles eine OSS alternative. </text:p>
      <text:p text:style-name="P7"><text:tab/><text:tab/><text:tab/>-An unserem Vortrag hat bis zum heutigen Stand niemand ausser uns <text:tab/><text:tab/><text:tab/>gearbeitet. Jedoch ist es für jeden zugänglich und unterliegt einer CC- <text:tab/><text:tab/><text:tab/>BY- SA-4.0 License was bedeutet es unterliegt einer OSS License. <text:tab/><text:tab/><text:tab/>(Medium)</text:p>
      <text:p text:style-name="P7"><text:tab/><text:tab/><text:tab/><text:tab/><text:span text:style-name="T3">BY-SA-4.0 Lizenz:</text:span></text:p>
      <text:p text:style-name="P7"><text:tab/><text:tab/><text:tab/><text:tab/><text:tab/>-<text:span text:style-name="T3">Teilen und Verändern erlaubt nter der Bedingung, die <text:tab/><text:tab/><text:tab/><text:tab/><text:tab/><text:tab/>Namen zu erwähnen und die Bedingungen bei zu <text:tab/><text:tab/><text:tab/><text:tab/><text:tab/><text:tab/>behalten.</text:span></text:p>
      <text:p text:style-name="P7"/>
      <text:p text:style-name="P10">Einschübe der andern während dem Vortrag:</text:p>
      <text:p text:style-name="P10">Link zu unserer Lizenz:</text:p>
      <text:p text:style-name="P10"><text:a xlink:type="simple" xlink:href="https://creativecommons.org/licenses/by-sa/4.0/deed.de" text:style-name="Internet_20_link" text:visited-style-name="Visited_20_Internet_20_Link">https://creativecommons.org/licenses/by-sa/4.0/deed.de</text:a></text:p>
      <text:p text:style-name="P10"/>
      <text:p text:style-name="P10">Link zu dem Github Projekt:</text:p>
      <text:p text:style-name="P10"><text:a xlink:type="simple" xlink:href="https://github.com/mauriziopiu/anreize_zu_open_source" text:style-name="Internet_20_link" text:visited-style-name="Visited_20_Internet_20_Link">https://github.com/mauriziopiu/anreize_zu_open_source</text:a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7"><text:soft-page-break/>Umfrage? </text:p>
      <text:p text:style-name="P11">Würdet Ihr an Opensoure projekten arbeiten, und wenn ja was wäre eure Motivation: </text:p>
      <text:p text:style-name="P11">Antworten:</text:p>
      <text:p text:style-name="P11">Nein</text:p>
      <text:p text:style-name="P11">Ja,Eigennutzung</text:p>
      <text:p text:style-name="P11">ja, um zu lernen</text:p>
      <text:p text:style-name="P11">ja, durch Reputationsgründe</text:p>
      <text:p text:style-name="P11">ja, Altruistische Gründe</text:p>
      <text:p text:style-name="P11">ja, Ideologische Gründe</text:p>
      <text:p text:style-name="P7"/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Kurze Umfrage:</text:p>
      <text:p text:style-name="P7"/>
      <text:p text:style-name="P7">Wie definierst du Persönlich Motivation?</text:p>
      <text:p text:style-name="P7"/>
      <text:p text:style-name="P7">Was motiviert dich am Morgen aufzustehen? </text:p>
      <text:p text:style-name="P7"/>
      <text:p text:style-name="P7">Was motiviert dich an einer Übung zu arbeiten? </text:p>
      <text:p text:style-name="P7"><text:soft-page-break/></text:p>
      <text:p text:style-name="P7">Was motiviert dich an deinem Hobby?</text:p>
      <text:p text:style-name="P7"/>
      <text:p text:style-name="P7">Verwendest du Opensource Sachen? Wenn ja welche?</text:p>
      <text:p text:style-name="P7"/>
      <text:p text:style-name="P7">Könntest du dir vorstellen in einer Opensource Firma zu arbeiten?</text:p>
      <text:p text:style-name="P7"/>
      <text:p text:style-name="P7">Würdest du lieber dein Hobby zum Beruf machen oder dein Beruf zu deinem Hobby?</text:p>
      <text:p text:style-name="P7"/>
      <text:p text:style-name="P7">Macht es dir Spass zu Programmieren?</text:p>
      <text:p text:style-name="P7"/>
      <text:p text:style-name="P7">Hast du eigene Programmier-Projekte?</text:p>
      <text:p text:style-name="P7"/>
      <text:p text:style-name="P7">Was ist deine Lieblingsfarbe?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/>
    <style:style style:name="Objekt_20_ohne_20_Füllung" style:display-name="Objekt ohne Füllung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el_20_A4" style:display-name="Titel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Überschrift_20_A4" style:display-name="Überschrift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el_20_A0" style:display-name="Titel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Überschrift_20_A0" style:display-name="Überschrift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fik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n" style:family="paragraph" style:parent-style-name="Grafik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blau" style:display-name="Ausgefüllt blau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rün" style:display-name="Ausgefüllt grün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rot" style:display-name="Ausgefüllt rot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Ausgefüllt_20_gelb" style:display-name="Ausgefüllt gelb" style:family="paragraph" style:parent-style-name="Ausgefüllt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" style:family="paragraph" style:parent-style-name="Form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blau" style:display-name="Umrandet blau" style:family="paragraph" style:parent-style-name="Umrandet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rün" style:display-name="Umrandet grün" style:family="paragraph" style:parent-style-name="Umrandet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rot" style:display-name="Umrandet rot" style:family="paragraph" style:parent-style-name="Umrandet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Umrandet_20_gelb" style:display-name="Umrandet gelb" style:family="paragraph" style:parent-style-name="Umrandet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ien" style:family="paragraph" style:parent-style-name="Grafik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Pfeil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Gestrichelte_20_Linie" style:display-name="Gestrichelte Linie" style:family="paragraph" style:parent-style-name="Lini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ußnotenzeiche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notenzeichen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verknüpfung" style:family="paragraph" style:default-outline-level="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esuchte_20_Internetverknüpfung" style:display-name="Besuchte Internetverknüpfung" style:family="paragraph" style:default-outline-level=""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5f__7e_LT_7e_Gliederung_20_1" style:display-name="Standard 1_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Gliederung_20_2" style:display-name="Standard 1_~LT~Gliederung 2" style:family="paragraph" style:parent-style-name="Standard_20_1_5f_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5f__7e_LT_7e_Gliederung_20_3" style:display-name="Standard 1_~LT~Gliederung 3" style:family="paragraph" style:parent-style-name="Standard_20_1_5f_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5f__7e_LT_7e_Gliederung_20_4" style:display-name="Standard 1_~LT~Gliederung 4" style:family="paragraph" style:parent-style-name="Standard_20_1_5f_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5" style:display-name="Standard 1_~LT~Gliederung 5" style:family="paragraph" style:parent-style-name="Standard_20_1_5f_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6" style:display-name="Standard 1_~LT~Gliederung 6" style:family="paragraph" style:parent-style-name="Standard_20_1_5f_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7" style:display-name="Standard 1_~LT~Gliederung 7" style:family="paragraph" style:parent-style-name="Standard_20_1_5f_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8" style:display-name="Standard 1_~LT~Gliederung 8" style:family="paragraph" style:parent-style-name="Standard_20_1_5f_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Gliederung_20_9" style:display-name="Standard 1_~LT~Gliederung 9" style:family="paragraph" style:parent-style-name="Standard_20_1_5f_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5f__7e_LT_7e_Titel" style:display-name="Standard 1_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Untertitel" style:display-name="Standard 1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Notizen" style:display-name="Standard 1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5f__7e_LT_7e_Hintergrundobjekte" style:display-name="Standard 1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5f__7e_LT_7e_Hintergrund" style:display-name="Standard 1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5f__7e_LT_7e_Gliederung_20_1" style:display-name="Title Slide_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Gliederung_20_2" style:display-name="Title Slide_~LT~Gliederung 2" style:family="paragraph" style:parent-style-name="Title_20_Slide_5f_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5f__7e_LT_7e_Gliederung_20_3" style:display-name="Title Slide_~LT~Gliederung 3" style:family="paragraph" style:parent-style-name="Title_20_Slide_5f_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5f__7e_LT_7e_Gliederung_20_4" style:display-name="Title Slide_~LT~Gliederung 4" style:family="paragraph" style:parent-style-name="Title_20_Slide_5f_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5" style:display-name="Title Slide_~LT~Gliederung 5" style:family="paragraph" style:parent-style-name="Title_20_Slide_5f_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6" style:display-name="Title Slide_~LT~Gliederung 6" style:family="paragraph" style:parent-style-name="Title_20_Slide_5f_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7" style:display-name="Title Slide_~LT~Gliederung 7" style:family="paragraph" style:parent-style-name="Title_20_Slide_5f_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8" style:display-name="Title Slide_~LT~Gliederung 8" style:family="paragraph" style:parent-style-name="Title_20_Slide_5f_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Gliederung_20_9" style:display-name="Title Slide_~LT~Gliederung 9" style:family="paragraph" style:parent-style-name="Title_20_Slide_5f_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5f__7e_LT_7e_Titel" style:display-name="Title Slide_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Untertitel" style:display-name="Title Slide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Notizen" style:display-name="Title Slide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5f__7e_LT_7e_Hintergrundobjekte" style:display-name="Title Slide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5f__7e_LT_7e_Hintergrund" style:display-name="Title Slide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5f__7e_LT_7e_Gliederung_20_1" style:display-name="Blank Slide_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Gliederung_20_2" style:display-name="Blank Slide_~LT~Gliederung 2" style:family="paragraph" style:parent-style-name="Blank_20_Slide_5f_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5f__7e_LT_7e_Gliederung_20_3" style:display-name="Blank Slide_~LT~Gliederung 3" style:family="paragraph" style:parent-style-name="Blank_20_Slide_5f_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5f__7e_LT_7e_Gliederung_20_4" style:display-name="Blank Slide_~LT~Gliederung 4" style:family="paragraph" style:parent-style-name="Blank_20_Slide_5f_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5" style:display-name="Blank Slide_~LT~Gliederung 5" style:family="paragraph" style:parent-style-name="Blank_20_Slide_5f_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6" style:display-name="Blank Slide_~LT~Gliederung 6" style:family="paragraph" style:parent-style-name="Blank_20_Slide_5f_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7" style:display-name="Blank Slide_~LT~Gliederung 7" style:family="paragraph" style:parent-style-name="Blank_20_Slide_5f_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8" style:display-name="Blank Slide_~LT~Gliederung 8" style:family="paragraph" style:parent-style-name="Blank_20_Slide_5f_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Gliederung_20_9" style:display-name="Blank Slide_~LT~Gliederung 9" style:family="paragraph" style:parent-style-name="Blank_20_Slide_5f_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5f__7e_LT_7e_Titel" style:display-name="Blank Slide_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Untertitel" style:display-name="Blank Slide_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Notizen" style:display-name="Blank Slide_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5f__7e_LT_7e_Hintergrundobjekte" style:display-name="Blank Slide_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5f__7e_LT_7e_Hintergrund" style:display-name="Blank Slide_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2-11T14:24:08.214000000</dc:date>
    <meta:editing-duration>PT1H21M42S</meta:editing-duration>
    <meta:editing-cycles>21</meta:editing-cycles>
    <meta:generator>LibreOffice/7.0.3.1$Windows_X86_64 LibreOffice_project/d7547858d014d4cf69878db179d326fc3483e082</meta:generator>
    <meta:document-statistic meta:table-count="0" meta:image-count="0" meta:object-count="0" meta:page-count="4" meta:paragraph-count="60" meta:word-count="441" meta:character-count="3001" meta:non-whitespace-character-count="2538"/>
  </office:meta>
</office:document-meta>
</file>